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2863" officeooo:paragraph-rsid="00102863"/>
    </style:style>
    <style:style style:name="P2" style:family="paragraph" style:parent-style-name="Standard">
      <style:paragraph-properties fo:text-align="start" style:justify-single-word="false"/>
      <style:text-properties officeooo:rsid="00102863" officeooo:paragraph-rsid="00102863"/>
    </style:style>
    <style:style style:name="P3" style:family="paragraph" style:parent-style-name="Standard">
      <style:paragraph-properties fo:text-align="start" style:justify-single-word="false"/>
      <style:text-properties officeooo:rsid="0010ae7b" officeooo:paragraph-rsid="0010ae7b"/>
    </style:style>
    <style:style style:name="P4" style:family="paragraph" style:parent-style-name="Standard">
      <style:paragraph-properties fo:text-align="start" style:justify-single-word="false"/>
      <style:text-properties officeooo:rsid="0010ae7b" officeooo:paragraph-rsid="003d6c5a"/>
    </style:style>
    <style:style style:name="P5" style:family="paragraph" style:parent-style-name="Standard">
      <style:paragraph-properties fo:text-align="start" style:justify-single-word="false"/>
      <style:text-properties officeooo:rsid="0012fdf0" officeooo:paragraph-rsid="0012fdf0"/>
    </style:style>
    <style:style style:name="P6" style:family="paragraph" style:parent-style-name="Standard">
      <style:paragraph-properties fo:text-align="start" style:justify-single-word="false"/>
      <style:text-properties officeooo:rsid="0012fdf0" officeooo:paragraph-rsid="003d6c5a"/>
    </style:style>
    <style:style style:name="P7" style:family="paragraph" style:parent-style-name="Standard">
      <style:paragraph-properties fo:text-align="start" style:justify-single-word="false"/>
      <style:text-properties officeooo:rsid="0015c2ca" officeooo:paragraph-rsid="0015c2ca"/>
    </style:style>
    <style:style style:name="P8" style:family="paragraph" style:parent-style-name="Standard">
      <style:paragraph-properties fo:text-align="start" style:justify-single-word="false"/>
      <style:text-properties officeooo:rsid="0015c2ca" officeooo:paragraph-rsid="003d6c5a"/>
    </style:style>
    <style:style style:name="P9" style:family="paragraph" style:parent-style-name="Standard">
      <style:paragraph-properties fo:text-align="start" style:justify-single-word="false"/>
      <style:text-properties officeooo:rsid="0018200b" officeooo:paragraph-rsid="003d6c5a"/>
    </style:style>
    <style:style style:name="P10" style:family="paragraph" style:parent-style-name="Standard">
      <style:paragraph-properties fo:text-align="start" style:justify-single-word="false"/>
      <style:text-properties officeooo:rsid="001b19c5" officeooo:paragraph-rsid="001b19c5"/>
    </style:style>
    <style:style style:name="P11" style:family="paragraph" style:parent-style-name="Standard">
      <style:paragraph-properties fo:text-align="start" style:justify-single-word="false"/>
      <style:text-properties officeooo:rsid="001b19c5" officeooo:paragraph-rsid="003d6c5a"/>
    </style:style>
    <style:style style:name="P12" style:family="paragraph" style:parent-style-name="Standard">
      <style:paragraph-properties fo:text-align="start" style:justify-single-word="false"/>
      <style:text-properties officeooo:rsid="001d64f0" officeooo:paragraph-rsid="001d64f0"/>
    </style:style>
    <style:style style:name="P13" style:family="paragraph" style:parent-style-name="Standard">
      <style:paragraph-properties fo:text-align="start" style:justify-single-word="false"/>
      <style:text-properties officeooo:rsid="001d64f0" officeooo:paragraph-rsid="003d6c5a"/>
    </style:style>
    <style:style style:name="P14" style:family="paragraph" style:parent-style-name="Standard">
      <style:paragraph-properties fo:text-align="start" style:justify-single-word="false"/>
      <style:text-properties officeooo:rsid="00204162" officeooo:paragraph-rsid="00204162"/>
    </style:style>
    <style:style style:name="P15" style:family="paragraph" style:parent-style-name="Standard">
      <style:paragraph-properties fo:text-align="start" style:justify-single-word="false"/>
      <style:text-properties officeooo:rsid="00204162" officeooo:paragraph-rsid="003d6c5a"/>
    </style:style>
    <style:style style:name="P16" style:family="paragraph" style:parent-style-name="Standard">
      <style:paragraph-properties fo:text-align="start" style:justify-single-word="false"/>
      <style:text-properties officeooo:rsid="00225623" officeooo:paragraph-rsid="00225623"/>
    </style:style>
    <style:style style:name="P17" style:family="paragraph" style:parent-style-name="Standard">
      <style:paragraph-properties fo:text-align="start" style:justify-single-word="false"/>
      <style:text-properties officeooo:rsid="00225623" officeooo:paragraph-rsid="003d6c5a"/>
    </style:style>
    <style:style style:name="P18" style:family="paragraph" style:parent-style-name="Standard">
      <style:paragraph-properties fo:text-align="start" style:justify-single-word="false"/>
      <style:text-properties officeooo:rsid="0022a6b0" officeooo:paragraph-rsid="0022a6b0"/>
    </style:style>
    <style:style style:name="P19" style:family="paragraph" style:parent-style-name="Standard">
      <style:paragraph-properties fo:text-align="start" style:justify-single-word="false"/>
      <style:text-properties officeooo:rsid="0022a6b0" officeooo:paragraph-rsid="003d6c5a"/>
    </style:style>
    <style:style style:name="P20" style:family="paragraph" style:parent-style-name="Standard">
      <style:paragraph-properties fo:text-align="start" style:justify-single-word="false"/>
      <style:text-properties officeooo:rsid="00233f43" officeooo:paragraph-rsid="00233f43"/>
    </style:style>
    <style:style style:name="P21" style:family="paragraph" style:parent-style-name="Standard">
      <style:paragraph-properties fo:text-align="start" style:justify-single-word="false"/>
      <style:text-properties officeooo:rsid="00233f43" officeooo:paragraph-rsid="003d6c5a"/>
    </style:style>
    <style:style style:name="P22" style:family="paragraph" style:parent-style-name="Standard">
      <style:paragraph-properties fo:text-align="start" style:justify-single-word="false"/>
      <style:text-properties officeooo:rsid="0023a15b" officeooo:paragraph-rsid="0023a15b"/>
    </style:style>
    <style:style style:name="P23" style:family="paragraph" style:parent-style-name="Standard">
      <style:paragraph-properties fo:text-align="start" style:justify-single-word="false"/>
      <style:text-properties officeooo:rsid="0023a15b" officeooo:paragraph-rsid="003d6c5a"/>
    </style:style>
    <style:style style:name="P24" style:family="paragraph" style:parent-style-name="Standard">
      <style:paragraph-properties fo:text-align="start" style:justify-single-word="false"/>
      <style:text-properties officeooo:rsid="0025805e" officeooo:paragraph-rsid="0025805e"/>
    </style:style>
    <style:style style:name="P25" style:family="paragraph" style:parent-style-name="Standard">
      <style:paragraph-properties fo:text-align="start" style:justify-single-word="false"/>
      <style:text-properties officeooo:rsid="0025805e" officeooo:paragraph-rsid="003d6c5a"/>
    </style:style>
    <style:style style:name="P26" style:family="paragraph" style:parent-style-name="Standard">
      <style:paragraph-properties fo:text-align="start" style:justify-single-word="false"/>
      <style:text-properties officeooo:rsid="0026c898" officeooo:paragraph-rsid="0026c898"/>
    </style:style>
    <style:style style:name="P27" style:family="paragraph" style:parent-style-name="Standard">
      <style:paragraph-properties fo:text-align="start" style:justify-single-word="false"/>
      <style:text-properties officeooo:rsid="0026c898" officeooo:paragraph-rsid="003d6c5a"/>
    </style:style>
    <style:style style:name="P28" style:family="paragraph" style:parent-style-name="Standard">
      <style:paragraph-properties fo:text-align="start" style:justify-single-word="false"/>
      <style:text-properties officeooo:rsid="002af839" officeooo:paragraph-rsid="002af839"/>
    </style:style>
    <style:style style:name="P29" style:family="paragraph" style:parent-style-name="Standard">
      <style:paragraph-properties fo:text-align="start" style:justify-single-word="false"/>
      <style:text-properties officeooo:rsid="002af839" officeooo:paragraph-rsid="003d6c5a"/>
    </style:style>
    <style:style style:name="P30" style:family="paragraph" style:parent-style-name="Standard">
      <style:paragraph-properties fo:text-align="start" style:justify-single-word="false"/>
      <style:text-properties officeooo:rsid="002ea083" officeooo:paragraph-rsid="002ea083"/>
    </style:style>
    <style:style style:name="P31" style:family="paragraph" style:parent-style-name="Standard">
      <style:paragraph-properties fo:text-align="start" style:justify-single-word="false"/>
      <style:text-properties officeooo:rsid="002ea083" officeooo:paragraph-rsid="003d6c5a"/>
    </style:style>
    <style:style style:name="P32" style:family="paragraph" style:parent-style-name="Standard">
      <style:paragraph-properties fo:text-align="start" style:justify-single-word="false"/>
      <style:text-properties officeooo:rsid="002f2317" officeooo:paragraph-rsid="002f2317"/>
    </style:style>
    <style:style style:name="P33" style:family="paragraph" style:parent-style-name="Standard">
      <style:paragraph-properties fo:text-align="start" style:justify-single-word="false"/>
      <style:text-properties officeooo:rsid="002f2317" officeooo:paragraph-rsid="003d6c5a"/>
    </style:style>
    <style:style style:name="P34" style:family="paragraph" style:parent-style-name="Standard">
      <style:paragraph-properties fo:text-align="start" style:justify-single-word="false"/>
      <style:text-properties officeooo:rsid="002f7cce" officeooo:paragraph-rsid="002f7cce"/>
    </style:style>
    <style:style style:name="P35" style:family="paragraph" style:parent-style-name="Standard">
      <style:paragraph-properties fo:text-align="start" style:justify-single-word="false"/>
      <style:text-properties officeooo:rsid="002f7cce" officeooo:paragraph-rsid="003d6c5a"/>
    </style:style>
    <style:style style:name="P36" style:family="paragraph" style:parent-style-name="Standard">
      <style:paragraph-properties fo:text-align="start" style:justify-single-word="false"/>
      <style:text-properties officeooo:rsid="00304e7a" officeooo:paragraph-rsid="00304e7a"/>
    </style:style>
    <style:style style:name="P37" style:family="paragraph" style:parent-style-name="Standard">
      <style:paragraph-properties fo:text-align="start" style:justify-single-word="false"/>
      <style:text-properties officeooo:rsid="003547b8" officeooo:paragraph-rsid="003547b8"/>
    </style:style>
    <style:style style:name="P38" style:family="paragraph" style:parent-style-name="Standard">
      <style:paragraph-properties fo:text-align="start" style:justify-single-word="false"/>
      <style:text-properties officeooo:rsid="003c1a32" officeooo:paragraph-rsid="003c1a32"/>
    </style:style>
    <style:style style:name="P39" style:family="paragraph" style:parent-style-name="Standard">
      <style:paragraph-properties fo:text-align="start" style:justify-single-word="false"/>
      <style:text-properties officeooo:rsid="003c1fae" officeooo:paragraph-rsid="003c1fae"/>
    </style:style>
    <style:style style:name="P40" style:family="paragraph" style:parent-style-name="Standard">
      <style:paragraph-properties fo:text-align="start" style:justify-single-word="false"/>
      <style:text-properties officeooo:rsid="003d6c5a" officeooo:paragraph-rsid="003d6c5a"/>
    </style:style>
    <style:style style:name="P41" style:family="paragraph" style:parent-style-name="Text_20_body">
      <style:paragraph-properties fo:text-align="start" style:justify-single-word="false"/>
      <style:text-properties officeooo:rsid="0018200b" officeooo:paragraph-rsid="0018200b"/>
    </style:style>
    <style:style style:name="T1" style:family="text">
      <style:text-properties officeooo:rsid="00127559"/>
    </style:style>
    <style:style style:name="T2" style:family="text">
      <style:text-properties officeooo:rsid="0017309d"/>
    </style:style>
    <style:style style:name="T3" style:family="text">
      <style:text-properties officeooo:rsid="0018a5f7"/>
    </style:style>
    <style:style style:name="T4" style:family="text">
      <style:text-properties officeooo:rsid="001978e2"/>
    </style:style>
    <style:style style:name="T5" style:family="text">
      <style:text-properties officeooo:rsid="001d0d6b"/>
    </style:style>
    <style:style style:name="T6" style:family="text">
      <style:text-properties officeooo:rsid="001d1917"/>
    </style:style>
    <style:style style:name="T7" style:family="text">
      <style:text-properties officeooo:rsid="001e1952"/>
    </style:style>
    <style:style style:name="T8" style:family="text">
      <style:text-properties officeooo:rsid="00222c9e"/>
    </style:style>
    <style:style style:name="T9" style:family="text">
      <style:text-properties officeooo:rsid="0026c0cc"/>
    </style:style>
    <style:style style:name="T10" style:family="text">
      <style:text-properties officeooo:rsid="00286f2e"/>
    </style:style>
    <style:style style:name="T11" style:family="text">
      <style:text-properties officeooo:rsid="002a656b"/>
    </style:style>
    <style:style style:name="T12" style:family="text">
      <style:text-properties officeooo:rsid="002b36d2"/>
    </style:style>
    <style:style style:name="T13" style:family="text">
      <style:text-properties officeooo:rsid="002d0f29"/>
    </style:style>
    <style:style style:name="T14" style:family="text">
      <style:text-properties officeooo:rsid="00325bb7"/>
    </style:style>
    <style:style style:name="T15" style:family="text">
      <style:text-properties officeooo:rsid="0037370a"/>
    </style:style>
    <style:style style:name="T16" style:family="text">
      <style:text-properties officeooo:rsid="003a06d3"/>
    </style:style>
    <style:style style:name="T17" style:family="text">
      <style:text-properties officeooo:rsid="003a2d74"/>
    </style:style>
    <style:style style:name="T18" style:family="text">
      <style:text-properties officeooo:rsid="003a3d39"/>
    </style:style>
    <style:style style:name="T19" style:family="text">
      <style:text-properties officeooo:rsid="003aac53"/>
    </style:style>
    <style:style style:name="T20" style:family="text">
      <style:text-properties officeooo:rsid="003c1a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criture des prompts pour la création du dataset</text:p>
      <text:p text:style-name="P1"/>
      <text:p text:style-name="P2">Premiers prompts pour s’assurer que les définitions de chaque catégories sont claires.</text:p>
      <text:p text:style-name="P2"/>
      <text:p text:style-name="P3">Bonjours, je vais te demander de donner une étiquette uniques a des données de la forme A d B ou A et B sont des noms et d est un déterminants dans le but de construire un dataset. Les étiquettes doivent être attribuées aux données en fonction du type d’information apportées par le Nom B. Par exemple dans la donnée tigre du bengal ou tigre est le mot A, du le mot d et bengal le mot B, le type d’information <text:span text:style-name="T1">apportée </text:span>par B est lieu. <text:span text:style-name="T1">Je vais donc te donner une liste de 15 étiquettes avec leur définitions puis une liste de données sous la forme de triplets (A d B comme précisé plus haut) que tu devras étiquetter. </text:span></text:p>
      <text:p text:style-name="P5">Voici les définitions : </text:p>
      <text:p text:style-name="P7">r_has_causatif : <text:span text:style-name="T2">Le terme A est une conséquence de B et/ou il est causé par B.</text:span></text:p>
      <text:p text:style-name="P41">r_has_property-1 : A est une qualité ou propriété intrinsèque, typique ou constitutive du rôle ou de l’identité de B. A est souvent une nominalisation d’adjectif et fait partie de ce qui définit B dans son archétype.</text:p>
      <text:p text:style-name="P10">r_objet&gt;matière : <text:span text:style-name="T5">Le terme A est composé de B et/ou est fait de </text:span><text:span text:style-name="T6">la matière </text:span><text:span text:style-name="T5">B.</text:span></text:p>
      <text:p text:style-name="P12">r_lieu&gt;origine : <text:span text:style-name="T18">L’origine du terme A est le terme B</text:span><text:span text:style-name="T7">.</text:span></text:p>
      <text:p text:style-name="P14">r_topic : <text:span text:style-name="T8">Le terme A a pour thème (ou sujet) le terme B. </text:span></text:p>
      <text:p text:style-name="P16">r_depict : Le terme A est une représentation <text:span text:style-name="T17">(visuelle ou descriptive) </text:span>du terme B.</text:p>
      <text:p text:style-name="P18">r_holo : Le terme A fait partie de B.<text:tab/></text:p>
      <text:p text:style-name="P20">r_lieu : Le terme A peut <text:span text:style-name="T19">se trouver dans le</text:span> lieu <text:span text:style-name="T19">décrit par </text:span>le terme B.</text:p>
      <text:p text:style-name="P22">r_processus_agent : Le terme A est la nominalisation don<text:span text:style-name="T9">t</text:span> l’acteur est le terme B.</text:p>
      <text:p text:style-name="P24">r_processus_patient : <text:span text:style-name="T9">Le terme A est la nominalisation d’une action subit par le terme B.</text:span></text:p>
      <text:p text:style-name="P26">r_processus&gt;instr-1 : <text:span text:style-name="T10">Le terme A est instrument de l’action B ou d’une action </text:span><text:span text:style-name="T11">que le terme B subit.</text:span></text:p>
      <text:p text:style-name="P28">r_own-1 : <text:span text:style-name="T12">A est possédé par B </text:span><text:span text:style-name="T13">(= A appartient a B).</text:span></text:p>
      <text:p text:style-name="P30">r_quantification: A sert de mesure a B</text:p>
      <text:p text:style-name="P32">r_social_tie : A est le nom du rôle que l’objet décrit par A tient pour B.</text:p>
      <text:p text:style-name="P34">r_product_of : A est produit par B</text:p>
      <text:p text:style-name="P28"/>
      <text:p text:style-name="P36">Voici maintenant la liste des données <text:span text:style-name="T14">a</text:span> classées :</text:p>
      <text:p text:style-name="P36">poème d' amour</text:p>
      <text:p text:style-name="P36">bouteille de lait</text:p>
      <text:p text:style-name="P36">musée d' art moderne</text:p>
      <text:p text:style-name="P36">jeu de sport</text:p>
      <text:p text:style-name="P36">livre d' histoire</text:p>
      <text:p text:style-name="P36">lampe de bureau</text:p>
      <text:p text:style-name="P36">foule de gens</text:p>
      <text:p text:style-name="P36">courant de pensée</text:p>
      <text:p text:style-name="P36">bouteille de parfum</text:p>
      <text:p text:style-name="P36">jet d' eau</text:p>
      <text:p text:style-name="P36">Reportage d' une tradition</text:p>
      <text:p text:style-name="P36">Aquarelle d' un lac</text:p>
      <text:p text:style-name="P36">Narration d' un exploit</text:p>
      <text:p text:style-name="P36">Dessin d' un animal</text:p>
      <text:p text:style-name="P36">Récit d' une exploration</text:p>
      <text:p text:style-name="P36">Dette de l' emprunt</text:p>
      <text:p text:style-name="P36">Incendie du court-circuit</text:p>
      <text:p text:style-name="P36"><text:soft-page-break/>Anxiété de l' attente</text:p>
      <text:p text:style-name="P36">Protestations des citoyens</text:p>
      <text:p text:style-name="P36">Insomnie de la peur</text:p>
      <text:p text:style-name="P36">Générosité du mécène</text:p>
      <text:p text:style-name="P36">Sincérité du confident</text:p>
      <text:p text:style-name="P36">Pessimisme du critique</text:p>
      <text:p text:style-name="P36">Délicatesse du diplomate</text:p>
      <text:p text:style-name="P36">Sournoiserie du politicien</text:p>
      <text:p text:style-name="P36">Filtre du café</text:p>
      <text:p text:style-name="P36">Verre de la fenêtre</text:p>
      <text:p text:style-name="P36">Corde de la guitare</text:p>
      <text:p text:style-name="P36">Nageoire du dauphin</text:p>
      <text:p text:style-name="P36">Toile du tableau</text:p>
      <text:p text:style-name="P36">Porte de Brandenburg</text:p>
      <text:p text:style-name="P36">Aéroport d' Heathrow</text:p>
      <text:p text:style-name="P36">Parc de Yellowstone</text:p>
      <text:p text:style-name="P36">Falaise de Douvres</text:p>
      <text:p text:style-name="P36">Château de Dracula</text:p>
      <text:p text:style-name="P36">Piment d' Espelette</text:p>
      <text:p text:style-name="P36">Anchois du Pérou</text:p>
      <text:p text:style-name="P36">Vanille de Madagascar</text:p>
      <text:p text:style-name="P36">Moutarde de Dijon</text:p>
      <text:p text:style-name="P36">Couscous du Maroc</text:p>
      <text:p text:style-name="P36">Matelas de mousse</text:p>
      <text:p text:style-name="P36">Boîte de fer</text:p>
      <text:p text:style-name="P36">Bol de grès</text:p>
      <text:p text:style-name="P36">Bateau de bois</text:p>
      <text:p text:style-name="P36">Robe de velours</text:p>
      <text:p text:style-name="P36">Toile du peintre</text:p>
      <text:p text:style-name="P36">Drapeau du pays</text:p>
      <text:p text:style-name="P36">Robe de la mariée</text:p>
      <text:p text:style-name="P36">Badge du policier</text:p>
      <text:p text:style-name="P36">Sacoche du facteur</text:p>
      <text:p text:style-name="P36">Étude du chimiste</text:p>
      <text:p text:style-name="P36">Rassemblement du leader</text:p>
      <text:p text:style-name="P36">Plan du stratège</text:p>
      <text:p text:style-name="P36">Capture du pêcheur</text:p>
      <text:p text:style-name="P36">Jugement du magistrat</text:p>
      <text:p text:style-name="P36">Pinceau du maquillage</text:p>
      <text:p text:style-name="P36">Chaudron de cuisson</text:p>
      <text:p text:style-name="P36">Plume de calligraphie</text:p>
      <text:p text:style-name="P36">Couteau de coupe</text:p>
      <text:p text:style-name="P36">Crayon d' écriture</text:p>
      <text:p text:style-name="P36">Piratage du compte</text:p>
      <text:p text:style-name="P36">Perquisition du domicile</text:p>
      <text:p text:style-name="P36">Abolition de la loi</text:p>
      <text:p text:style-name="P36">Perte du contrôle</text:p>
      <text:p text:style-name="P36">Exploitation du travailleur</text:p>
      <text:p text:style-name="P36">Sel de la mine</text:p>
      <text:p text:style-name="P36"><text:soft-page-break/>Animation de Pixar</text:p>
      <text:p text:style-name="P36">Chaussures de Nike</text:p>
      <text:p text:style-name="P36">Tissu du tisserand</text:p>
      <text:p text:style-name="P36">Ordinateur de Dell</text:p>
      <text:p text:style-name="P36">Photographe du mariage</text:p>
      <text:p text:style-name="P36">Guide du groupe</text:p>
      <text:p text:style-name="P36">Interprète du discours</text:p>
      <text:p text:style-name="P36">Réalisateur du projet</text:p>
      <text:p text:style-name="P36">Ambassadeur de la nation</text:p>
      <text:p text:style-name="P36"/>
      <text:p text:style-name="P37">Changer les définitions, chatgpt a du mal a reconnaitre les r_depict,<text:span text:style-name="T15"> les </text:span><text:span text:style-name="T16">r</text:span><text:span text:style-name="T15">_lieu et </text:span><text:span text:style-name="T16">r_lieu&gt;origine</text:span></text:p>
      <text:p text:style-name="P37"/>
      <text:p text:style-name="P38">Dernier prompt donner a chatgpt pour clarifier les définitions des trois relations ci-dessus.</text:p>
      <text:p text:style-name="P38"/>
      <text:p text:style-name="P38">C'est mieux, pour clarifier la différence entre r_lieu et r_lieu&gt;origine, r_lieu&gt;origine concerne des expressions qui font référence a quelque chose de précis, par exemple un tigre du Bengale est un type de tigre précis, ça n'est pas n'importe quel tigre. A l'inverse r_lieu est utilisé pour des termes A pour lesquels B est la localisation dans ce cas précis, par exemple la table du château, c'est une table comme les autres mais elle se trouve dans un château. L'étiquette r_depict elle est utilisé pour les expressions ou A représente B dans le sens ou l'expression dans sa totalité doit permettre à quelqu'un de visualiser ou bien d'imaginer avec précision B. Peux tu, avec ces précision refaire a nouveau l'exercice précédent et me renvoyer un fichier csv ?</text:p>
      <text:p text:style-name="P38"/>
      <text:p text:style-name="P39">Nouveau prompt pour grok : </text:p>
      <text:p text:style-name="P39"/>
      <text:p text:style-name="P4">Bonjours, je vais te demander de donner une étiquette uniques a des données de la forme A d B ou A et B sont des noms et d est un déterminants dans le but de construire un dataset. Les étiquettes doivent être attribuées aux données en fonction du type d’information apportées par le Nom B. Par exemple dans la donnée tigre du bengal ou tigre est le mot A, du le mot d et bengal le mot B, le type d’information <text:span text:style-name="T1">apportée </text:span>par B est lieu. <text:span text:style-name="T1">Je vais donc te donner une liste de 15 étiquettes avec leur définitions puis une liste de données sous la forme de triplets (A d B comme précisé plus haut) que tu devras étiquetter. </text:span></text:p>
      <text:p text:style-name="P6">Voici les définitions : </text:p>
      <text:p text:style-name="P8">r_has_causatif : <text:span text:style-name="T2">Le terme A est une conséquence de B et/ou il est causé par B.</text:span></text:p>
      <text:p text:style-name="P9">r_has_property-1 : Le terme <text:span text:style-name="T3">A est une propriété ou la nominalisation </text:span><text:span text:style-name="T4">d’un adjectif pouvant qualifier B.</text:span></text:p>
      <text:p text:style-name="P11">r_objet&gt;matière : <text:span text:style-name="T5">Le terme A est composé de B et/ou est fait de </text:span><text:span text:style-name="T6">la matière </text:span><text:span text:style-name="T5">B.</text:span></text:p>
      <text:p text:style-name="P13">r_lieu&gt;origine : <text:span text:style-name="T18">L’origine du terme A est le terme B</text:span><text:span text:style-name="T7">.</text:span></text:p>
      <text:p text:style-name="P15">r_topic : <text:span text:style-name="T8">Le terme A a pour thème (ou sujet) le terme B. </text:span></text:p>
      <text:p text:style-name="P17">r_depict : Le terme A est une représentation <text:span text:style-name="T17">(visuelle ou descriptive) </text:span>du terme B.</text:p>
      <text:p text:style-name="P19">r_holo : Le terme A fait partie de B.<text:tab/></text:p>
      <text:p text:style-name="P21">r_lieu : Le terme A peut <text:span text:style-name="T19">se trouver dans le</text:span> lieu <text:span text:style-name="T19">décrit par </text:span>le terme B.</text:p>
      <text:p text:style-name="P23">r_processus_agent : Le terme A est la nominalisation don<text:span text:style-name="T9">t</text:span> l’acteur est le terme B.</text:p>
      <text:p text:style-name="P25">r_processus_patient : <text:span text:style-name="T9">Le terme A est la nominalisation d’une action subit par le terme B.</text:span></text:p>
      <text:p text:style-name="P27">r_processus&gt;instr-1 : <text:span text:style-name="T10">Le terme A est instrument de l’action B ou d’une action </text:span><text:span text:style-name="T11">que le terme B subit.</text:span></text:p>
      <text:p text:style-name="P29">r_own-1 : <text:span text:style-name="T12">A est possédé par B </text:span><text:span text:style-name="T13">(= A appartient a B).</text:span></text:p>
      <text:p text:style-name="P31">r_quantification: A sert de mesure a B</text:p>
      <text:p text:style-name="P33">r_social_tie : A est le nom du rôle que l’objet décrit par A tient pour B.</text:p>
      <text:p text:style-name="P35">r_product_of : A est produit par B</text:p>
      <text:p text:style-name="P40"><text:soft-page-break/>Attention ! <text:span text:style-name="T20"><text:s/>r_lieu&gt;origine concerne des expressions qui font référence a quelque chose de précis, par exemple un tigre du Bengale est un type de tigre précis, ça n'est pas n'importe quel tigre. A l'inverse r_lieu est utilisé pour des termes A pour lesquels B est la localisation dans ce cas précis, par exemple la table du château, c'est une table comme les autres mais elle se trouve dans un château. L'étiquette r_depict elle est utilisé pour les expressions ou A représente B dans le sens ou l'expression dans sa totalité doit permettre à quelqu'un de visualiser ou bien d'imaginer avec précision 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0" meta:object-count="0" meta:page-count="4" meta:paragraph-count="117" meta:word-count="1197" meta:character-count="6613" meta:non-whitespace-character-count="5523"/>
  </office:meta>
</office:document-meta>
</file>